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4,845,870,05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219,084,26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936,999,28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5,950,969,018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716,084,10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6,974,320,551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6,350,804,54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,381,552,43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,104,648,673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1,914,471,49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,556,195,18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450,843,291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,176,889,070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542,070,109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631,120,533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303,391,143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677,003,239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398,568,543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656,473,65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976,408,043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,263,877,520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648,832,184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856,799,84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4:12.952679807</dc:date>
    <meta:editing-duration>PT5H5M39S</meta:editing-duration>
    <meta:editing-cycles>116</meta:editing-cycles>
    <meta:generator>LibreOffice/7.2.6.2$Linux_X86_64 LibreOffice_project/20$Build-2</meta:generator>
    <meta:document-statistic meta:table-count="1" meta:cell-count="48" meta:object-count="0"/>
  </office:meta>
</office:document-meta>
</file>